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4" style:family="graphic" style:parent-style-name="standard">
      <style:graphic-properties draw:marker-start="" draw:textarea-horizontal-align="center" draw:textarea-vertical-align="middle"/>
    </style:style>
    <style:style style:name="gr5" style:family="graphic" style:parent-style-name="standard">
      <style:graphic-properties draw:marker-start="" draw:marker-end="" draw:textarea-horizontal-align="center" draw:textarea-vertical-align="middle"/>
    </style:style>
    <style:style style:name="gr6" style:family="graphic" style:parent-style-name="standard">
      <style:graphic-properties draw:stroke="dash" draw:stroke-dash="Ultrafine_20_2_20_Dots_20_3_20_Dashes" draw:marker-start="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solid" draw:stroke-dash="Ultrafine_20_Dashed" draw:fill="solid" draw:fill-color="#ffff99" draw:textarea-horizontal-align="justify" draw:textarea-vertical-align="middle" draw:auto-grow-height="false"/>
    </style:style>
    <style:style style:name="gr8" style:family="graphic" style:parent-style-name="standard">
      <style:graphic-properties draw:stroke="solid" draw:stroke-dash="Ultrafine_20_2_20_Dots_20_3_20_Dashes" draw:marker-start="Arrowheads_20_1" draw:marker-end="Arrowheads_20_1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5" draw:layer="layout" svg:width="1.409cm" svg:height="1.409cm" svg:x="5.145cm" svg:y="3.8cm">
          <text:p text:style-name="P1"/>
          <text:p text:style-name="P1">R</text:p>
          <text:p text:style-name="P1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id="id4" draw:layer="layout" svg:width="1.409cm" svg:height="1.409cm" svg:x="19.791cm" svg:y="7.109cm">
          <text:p text:style-name="P1">I<text:span text:style-name="T1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id="id6" draw:layer="layout" svg:width="1.409cm" svg:height="1.409cm" svg:x="12.729cm" svg:y="7.11cm">
          <text:p text:style-name="P1">S<text:span text:style-name="T1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id="id7" draw:layer="layout" svg:width="1.409cm" svg:height="1.409cm" svg:x="5.157cm" svg:y="7.081cm">
          <text:p text:style-name="P1">S<text:span text:style-name="T1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id="id1" draw:layer="layout" svg:width="1.409cm" svg:height="1.409cm" svg:x="19.791cm" svg:y="10.291cm">
          <text:p text:style-name="P1"><text:span text:style-name="T2"/></text:p>
          <text:p text:style-name="P1"><text:span text:style-name="T2">N</text:span><text:span text:style-name="T1">6</text:span></text:p>
          <text:p text:style-name="P1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id="id2" draw:layer="layout" svg:width="1.409cm" svg:height="1.409cm" svg:x="19.791cm" svg:y="13.406cm">
          <text:p text:style-name="P1"><text:span text:style-name="T2"/></text:p>
          <text:p text:style-name="P1"><text:span text:style-name="T3">N7</text:span></text:p>
          <text:p text:style-name="P1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id="id3" draw:layer="layout" svg:width="1.409cm" svg:height="1.409cm" svg:x="22.391cm" svg:y="13.409cm">
          <text:p text:style-name="P1"><text:span text:style-name="T2"/></text:p>
          <text:p text:style-name="P1"><text:span text:style-name="T2">N</text:span><text:span text:style-name="T1">8</text:span></text:p>
          <text:p text:style-name="P1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id="id8" draw:layer="layout" svg:width="1.409cm" svg:height="1.409cm" svg:x="24.521cm" svg:y="10.328cm">
          <text:p text:style-name="P1"><text:span text:style-name="T2">N</text:span><text:span text:style-name="T1">9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1" draw:layer="layout" svg:x1="20.495cm" svg:y1="11.7cm" svg:x2="20.495cm" svg:y2="13.406cm" draw:start-shape="id1" draw:start-glue-point="8" draw:end-shape="id2" draw:end-glue-point="4" svg:d="m20495 11700v1706">
          <text:p/>
        </draw:connector>
        <draw:connector draw:style-name="gr5" draw:text-style-name="P1" draw:layer="layout" draw:line-skew="0.046cm" svg:x1="20.495cm" svg:y1="11.7cm" svg:x2="23.095cm" svg:y2="13.409cm" draw:start-shape="id1" draw:start-glue-point="2" draw:end-shape="id3" draw:end-glue-point="4" svg:d="m20495 11700v900h2600v809">
          <text:p/>
        </draw:connector>
        <draw:connector draw:style-name="gr5" draw:text-style-name="P1" draw:layer="layout" svg:x1="20.495cm" svg:y1="8.518cm" svg:x2="20.495cm" svg:y2="10.291cm" draw:start-shape="id4" draw:start-glue-point="8" draw:end-shape="id1" draw:end-glue-point="4" svg:d="m20495 8518v1773">
          <text:p/>
        </draw:connector>
        <draw:connector draw:style-name="gr5" draw:text-style-name="P1" draw:layer="layout" svg:x1="5.849cm" svg:y1="5.209cm" svg:x2="20.495cm" svg:y2="7.109cm" draw:start-shape="id5" draw:start-glue-point="8" draw:end-shape="id4" draw:end-glue-point="4" svg:d="m5849 5209v950h14646v950">
          <text:p/>
        </draw:connector>
        <draw:connector draw:style-name="gr5" draw:text-style-name="P1" draw:layer="layout" svg:x1="5.849cm" svg:y1="5.209cm" svg:x2="13.433cm" svg:y2="7.11cm" draw:start-shape="id5" draw:start-glue-point="8" draw:end-shape="id6" draw:end-glue-point="4" svg:d="m5849 5209v950h7584v951">
          <text:p/>
        </draw:connector>
        <draw:connector draw:style-name="gr5" draw:text-style-name="P1" draw:layer="layout" svg:x1="5.849cm" svg:y1="5.209cm" svg:x2="5.861cm" svg:y2="7.081cm" draw:start-shape="id5" draw:start-glue-point="8" draw:end-shape="id7" draw:end-glue-point="4" svg:d="m5849 5209v936h12v936">
          <text:p/>
        </draw:connector>
        <draw:connector draw:style-name="gr5" draw:text-style-name="P1" draw:layer="layout" draw:line-skew="-0.004cm" svg:x1="20.495cm" svg:y1="8.518cm" svg:x2="25.225cm" svg:y2="10.328cm" draw:start-shape="id4" draw:start-glue-point="8" draw:end-shape="id8" draw:end-glue-point="4" svg:d="m20495 8518v901h4730v909">
          <text:p/>
        </draw:connector>
        <draw:custom-shape draw:style-name="gr2" draw:text-style-name="P1" draw:id="id9" draw:layer="layout" svg:width="1.409cm" svg:height="1.409cm" svg:x="12.7cm" svg:y="10.271cm">
          <text:p text:style-name="P1">I<text:span text:style-name="T1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id="id10" draw:layer="layout" svg:width="1.409cm" svg:height="1.409cm" svg:x="12.7cm" svg:y="13.471cm">
          <text:p text:style-name="P1"><text:span text:style-name="T2"/></text:p>
          <text:p text:style-name="P1"><text:span text:style-name="T2">N</text:span><text:span text:style-name="T1">3</text:span></text:p>
          <text:p text:style-name="P1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id="id11" draw:layer="layout" svg:width="1.409cm" svg:height="1.409cm" svg:x="15.509cm" svg:y="13.48cm">
          <text:p text:style-name="P1"><text:span text:style-name="T2"/></text:p>
          <text:p text:style-name="P1"><text:span text:style-name="T2">N</text:span><text:span text:style-name="T1">4</text:span></text:p>
          <text:p text:style-name="P1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id="id12" draw:layer="layout" svg:width="1.409cm" svg:height="1.409cm" svg:x="15.509cm" svg:y="15.98cm">
          <text:p text:style-name="P1"><text:span text:style-name="T2"/></text:p>
          <text:p text:style-name="P1"><text:span text:style-name="T2">N</text:span><text:span text:style-name="T1">5</text:span></text:p>
          <text:p text:style-name="P1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id="id13" draw:layer="layout" svg:width="1.409cm" svg:height="1.409cm" svg:x="5.157cm" svg:y="10.29cm">
          <text:p text:style-name="P1"><text:span text:style-name="T2">N</text:span><text:span text:style-name="T1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id="id14" draw:layer="layout" svg:width="1.409cm" svg:height="1.409cm" svg:x="7.766cm" svg:y="10.281cm">
          <text:p text:style-name="P1"/>
          <text:p text:style-name="P1"><text:span text:style-name="T2">N</text:span><text:span text:style-name="T1">2</text:span></text:p>
          <text:p text:style-name="P1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1" draw:layer="layout" svg:x1="13.404cm" svg:y1="11.68cm" svg:x2="13.404cm" svg:y2="13.471cm" draw:start-shape="id9" draw:start-glue-point="8" draw:end-shape="id10" draw:end-glue-point="4" svg:d="m13404 11680v1791">
          <text:p/>
        </draw:connector>
        <draw:connector draw:style-name="gr5" draw:text-style-name="P1" draw:layer="layout" draw:line-skew="0.02cm" svg:x1="13.404cm" svg:y1="11.68cm" svg:x2="16.213cm" svg:y2="13.48cm" draw:start-shape="id9" draw:start-glue-point="8" draw:end-shape="id11" draw:end-glue-point="4" svg:d="m13404 11680v920h2809v880">
          <text:p/>
        </draw:connector>
        <draw:connector draw:style-name="gr5" draw:text-style-name="P1" draw:layer="layout" svg:x1="16.213cm" svg:y1="14.889cm" svg:x2="16.213cm" svg:y2="15.98cm" draw:start-shape="id11" draw:start-glue-point="8" draw:end-shape="id12" draw:end-glue-point="4" svg:d="m16213 14889v1091">
          <text:p/>
        </draw:connector>
        <draw:connector draw:style-name="gr5" draw:text-style-name="P1" draw:layer="layout" draw:line-skew="-0.495cm" svg:x1="13.433cm" svg:y1="8.519cm" svg:x2="13.404cm" svg:y2="10.271cm" draw:start-shape="id6" draw:start-glue-point="8" draw:end-shape="id9" draw:end-glue-point="4" svg:d="m13433 8519v381h-29v1371">
          <text:p/>
        </draw:connector>
        <draw:connector draw:style-name="gr5" draw:text-style-name="P1" draw:layer="layout" svg:x1="5.861cm" svg:y1="8.49cm" svg:x2="5.861cm" svg:y2="10.29cm" draw:start-shape="id7" draw:start-glue-point="8" draw:end-shape="id13" draw:end-glue-point="4" svg:d="m5861 8490v1800">
          <text:p/>
        </draw:connector>
        <draw:connector draw:style-name="gr5" draw:text-style-name="P1" draw:layer="layout" draw:line-skew="0.015cm" svg:x1="5.861cm" svg:y1="8.49cm" svg:x2="8.47cm" svg:y2="10.281cm" draw:start-shape="id7" draw:start-glue-point="8" draw:end-shape="id14" draw:end-glue-point="4" svg:d="m5861 8490v910h2609v881">
          <text:p/>
        </draw:connector>
        <draw:connector draw:style-name="gr6" draw:text-style-name="P1" draw:layer="layout" draw:type="curve" svg:x1="19.791cm" svg:y1="7.813cm" svg:x2="14.138cm" svg:y2="7.814cm" draw:start-shape="id4" draw:start-glue-point="6" draw:end-shape="id6" draw:end-glue-point="10" svg:d="m19791 7813c-4240 0-1414 1-5653 1">
          <text:p/>
        </draw:connector>
        <draw:connector draw:style-name="gr6" draw:text-style-name="P1" draw:layer="layout" draw:type="curve" draw:line-skew="0.408cm" svg:x1="12.7cm" svg:y1="10.975cm" svg:x2="6.566cm" svg:y2="7.785cm" draw:start-shape="id9" draw:start-glue-point="6" draw:end-shape="id7" draw:end-glue-point="10" svg:d="m12700 10975c-3988 0-922-3190-6134-3190">
          <text:p/>
        </draw:connector>
        <draw:custom-shape draw:style-name="gr7" draw:text-style-name="P2" draw:id="id16" draw:layer="layout" svg:width="2.5cm" svg:height="1cm" svg:x="16.5cm" svg:y="9cm">
          <text:p text:style-name="P1"><text:span text:style-name="T3">callb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id="id15" draw:layer="layout" svg:width="2.5cm" svg:height="1cm" svg:x="9.5cm" svg:y="12.4cm">
          <text:p text:style-name="P1"><text:span text:style-name="T3">callb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type="line" svg:x1="12.905cm" svg:y1="11.473cm" svg:x2="12cm" svg:y2="12.9cm" draw:start-shape="id9" draw:start-glue-point="7" draw:end-shape="id15" draw:end-glue-point="1" svg:d="m12905 11473-905 1427">
          <text:p/>
        </draw:connector>
        <draw:connector draw:style-name="gr8" draw:text-style-name="P1" draw:layer="layout" draw:type="line" svg:x1="19.996cm" svg:y1="8.311cm" svg:x2="19cm" svg:y2="9.5cm" draw:start-shape="id4" draw:start-glue-point="7" draw:end-shape="id16" draw:end-glue-point="1" svg:d="m19996 8311-996 1189">
          <text:p/>
        </draw:connector>
        <draw:connector draw:style-name="gr6" draw:text-style-name="P1" draw:layer="layout" draw:type="curve" svg:x1="8.47cm" svg:y1="11.69cm" svg:x2="9.5cm" svg:y2="12.9cm" draw:start-shape="id14" draw:start-glue-point="8" draw:end-shape="id15" draw:end-glue-point="3" svg:d="m8470 11690c0 807 343 1210 1030 1210">
          <text:p/>
        </draw:connector>
        <draw:connector draw:style-name="gr6" draw:text-style-name="P1" draw:layer="layout" draw:type="curve" svg:x1="16.918cm" svg:y1="16.684cm" svg:x2="17.75cm" svg:y2="10cm" draw:start-shape="id12" draw:start-glue-point="10" draw:end-shape="id16" draw:end-glue-point="2" svg:d="m16918 16684c555 0 832-2228 832-668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NZ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raversal_20_Order" style:display-name="Traversal Order" style:family="graphic" style:parent-style-name="standard">
      <style:graphic-properties draw:stroke-dash="Dash_20_2" draw:fill-gradient-name="Gradient_20_7" draw:fill-hatch-name="Hatch_20_1" draw:fill-image-name="Bitmape_20_1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lindsay </meta:initial-creator>
    <meta:creation-date>2010-06-16T20:59:38</meta:creation-date>
    <dc:date>2010-06-16T22:17:22</dc:date>
    <dc:creator>lindsay </dc:creator>
    <meta:editing-duration>PT00H47M23S</meta:editing-duration>
    <meta:editing-cycles>2</meta:editing-cycles>
    <meta:generator>OpenOffice.org/3.1$Unix OpenOffice.org_project/310m19$Build-9420</meta:generator>
    <meta:document-statistic meta:object-count="35"/>
  </office:meta>
</office:document-meta>
</file>